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hisTableGetsTheData" style:family="table">
      <style:table-properties style:width="6.9208in" table:align="left"/>
    </style:style>
    <style:style style:name="ThisTableGetsTheData.A" style:family="table-column">
      <style:table-column-properties style:column-width="0.7in"/>
    </style:style>
    <style:style style:name="ThisTableGetsTheData.B" style:family="table-column">
      <style:table-column-properties style:column-width="0.7944in"/>
    </style:style>
    <style:style style:name="ThisTableGetsTheData.C" style:family="table-column">
      <style:table-column-properties style:column-width="0.7021in"/>
    </style:style>
    <style:style style:name="ThisTableGetsTheData.D" style:family="table-column">
      <style:table-column-properties style:column-width="1.0264in"/>
    </style:style>
    <style:style style:name="ThisTableGetsTheData.E" style:family="table-column">
      <style:table-column-properties style:column-width="0.6403in"/>
    </style:style>
    <style:style style:name="ThisTableGetsTheData.F" style:family="table-column">
      <style:table-column-properties style:column-width="0.7049in"/>
    </style:style>
    <style:style style:name="ThisTableGetsTheData.I" style:family="table-column">
      <style:table-column-properties style:column-width="0.9431in"/>
    </style:style>
    <style:style style:name="ThisTableGetsTheData.A1" style:family="table-cell">
      <style:table-cell-properties fo:background-color="#cc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hisTableGetsTheData.I1" style:family="table-cell">
      <style:table-cell-properties fo:background-color="#ccffff" fo:padding="0.0382in" fo:border="0.05pt solid #000000">
        <style:background-image/>
      </style:table-cell-properties>
    </style:style>
    <style:style style:name="ThisTableGetsTheData.A2" style:family="table-cell">
      <style:table-cell-properties fo:padding="0.0382in" fo:border-left="0.05pt solid #000000" fo:border-right="none" fo:border-top="none" fo:border-bottom="0.05pt solid #000000"/>
    </style:style>
    <style:style style:name="ThisTableGetsTheData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hisTableGetsTheData.C2" style:family="table-cell" style:data-style-name="N37">
      <style:table-cell-properties fo:padding="0.0382in" fo:border-left="0.05pt solid #000000" fo:border-right="none" fo:border-top="none" fo:border-bottom="0.05pt solid #000000"/>
    </style:style>
    <style:style style:name="ThisTableGetsTheData.D2" style:family="table-cell" style:data-style-name="N43">
      <style:table-cell-properties fo:padding="0.0382in" fo:border-left="0.05pt solid #000000" fo:border-right="none" fo:border-top="none" fo:border-bottom="0.05pt solid #000000"/>
    </style:style>
    <style:style style:name="ThisTableGetsTheData.E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hisTableGetsTheData.F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hisTableGetsTheData.G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hisTableGetsTheData.H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hisTableGetsTheData.I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fo:font-size="11pt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Heading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officeooo:rsid="0000bfe6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Stock Report</text:p>
      <table:table table:name="ThisTableGetsTheData" table:style-name="ThisTableGetsTheData">
        <table:table-column table:style-name="ThisTableGetsTheData.A"/>
        <table:table-column table:style-name="ThisTableGetsTheData.B"/>
        <table:table-column table:style-name="ThisTableGetsTheData.C"/>
        <table:table-column table:style-name="ThisTableGetsTheData.D"/>
        <table:table-column table:style-name="ThisTableGetsTheData.E"/>
        <table:table-column table:style-name="ThisTableGetsTheData.F" table:number-columns-repeated="3"/>
        <table:table-column table:style-name="ThisTableGetsTheData.I"/>
        <table:table-header-rows>
          <table:table-row>
            <table:table-cell table:style-name="ThisTableGetsTheData.A1" office:value-type="string">
              <text:p text:style-name="P7">Symbol</text:p>
            </table:table-cell>
            <table:table-cell table:style-name="ThisTableGetsTheData.A1" office:value-type="string">
              <text:p text:style-name="P7">Close</text:p>
            </table:table-cell>
            <table:table-cell table:style-name="ThisTableGetsTheData.A1" office:value-type="string">
              <text:p text:style-name="P7">Date</text:p>
            </table:table-cell>
            <table:table-cell table:style-name="ThisTableGetsTheData.A1" office:value-type="string">
              <text:p text:style-name="P7">Time</text:p>
            </table:table-cell>
            <table:table-cell table:style-name="ThisTableGetsTheData.A1" office:value-type="string">
              <text:p text:style-name="P7">Change</text:p>
            </table:table-cell>
            <table:table-cell table:style-name="ThisTableGetsTheData.A1" office:value-type="string">
              <text:p text:style-name="P7">Open</text:p>
            </table:table-cell>
            <table:table-cell table:style-name="ThisTableGetsTheData.A1" office:value-type="string">
              <text:p text:style-name="P7">High</text:p>
            </table:table-cell>
            <table:table-cell table:style-name="ThisTableGetsTheData.A1" office:value-type="string">
              <text:p text:style-name="P7">Low</text:p>
            </table:table-cell>
            <table:table-cell table:style-name="ThisTableGetsTheData.I1" office:value-type="string">
              <text:p text:style-name="P7">Volume</text:p>
            </table:table-cell>
          </table:table-row>
        </table:table-header-rows>
        <table:table-row>
          <table:table-cell table:style-name="ThisTableGetsTheData.A2" office:value-type="string">
            <text:p text:style-name="P6">X</text:p>
          </table:table-cell>
          <table:table-cell table:style-name="ThisTableGetsTheData.B2" office:value-type="float" office:value="0">
            <text:p text:style-name="P5">0</text:p>
          </table:table-cell>
          <table:table-cell table:style-name="ThisTableGetsTheData.C2" office:value-type="date" office:date-value="2000-01-01">
            <text:p text:style-name="P4">01/01/00</text:p>
          </table:table-cell>
          <table:table-cell table:style-name="ThisTableGetsTheData.D2" office:value-type="time" office:time-value="PT12H00M00S">
            <text:p text:style-name="P4">12:00:00 PM</text:p>
          </table:table-cell>
          <table:table-cell table:style-name="ThisTableGetsTheData.E2" office:value-type="float" office:value="0">
            <text:p text:style-name="P5">0</text:p>
          </table:table-cell>
          <table:table-cell table:style-name="ThisTableGetsTheData.F2" office:value-type="float" office:value="0">
            <text:p text:style-name="P5">0</text:p>
          </table:table-cell>
          <table:table-cell table:style-name="ThisTableGetsTheData.G2" office:value-type="float" office:value="0">
            <text:p text:style-name="P5">0</text:p>
          </table:table-cell>
          <table:table-cell table:style-name="ThisTableGetsTheData.H2" office:value-type="float" office:value="0">
            <text:p text:style-name="P5">0</text:p>
          </table:table-cell>
          <table:table-cell table:style-name="ThisTableGetsTheData.I2" office:value-type="float" office:value="0">
            <text:p text:style-name="P5">0</text:p>
          </table:table-cell>
        </table:table-row>
      </table:table>
      <text:p text:style-name="P1">Run Date <text:span text:style-name="T1">[csv2odf-date %Y-%m-%d]</text:span></text:p>
      <text:p text:style-name="Standard"/>
      <text:p text:style-name="P3">Key things to remember when building a template:</text:p>
      <text:p text:style-name="P3">• You must include one row of sample data.</text:p>
      <text:p text:style-name="P3"><text:s text:c="8"/>° Empty rows do not exist in the template due to compression, you will get an error because the row is missing.</text:p>
      <text:p text:style-name="P3"><text:s text:c="8"/>° You control the formatting of the final output by changing the formatting of the sample row.</text:p>
      <text:p text:style-name="P3"><text:s text:c="8"/>° Real data is not necessary, just something to distinguish text/numbers/dates.</text:p>
      <text:p text:style-name="P3">• The number of columns must match the csv file. <text:s/>(Override this with the -o option.)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US" style:letter-kerning="true" style:font-name-asian="DejaVuSans" style:font-size-asian="10.5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" fo:font-size="12pt" fo:language="en" fo:country="US" style:letter-kerning="true" style:font-name-asian="DejaVu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Helvetica" fo:font-family="Helvetica" fo:font-size="14pt" style:font-name-asian="AR PL ShanHeiSun Uni" style:font-family-asian="'AR PL ShanHeiSun Uni'" style:font-family-generic-asian="system" style:font-pitch-asian="variable" style:font-size-asian="14pt" style:font-name-complex="Lucidasans" style:font-family-complex="Lucida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Times" fo:font-family="Times" style:font-size-asian="12pt" style:font-name-complex="Lucidasans1" style:font-family-complex="Lucidasan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" fo:font-family="Times"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" style:font-size-asian="12pt" style:font-name-complex="Lucidasans1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Linux_X86_64 LibreOffice_project/420m0$Build-2</meta:generator>
    <meta:creation-date>2008-02-26T17:43:14</meta:creation-date>
    <dc:date>2014-07-29T18:01:50.441027768</dc:date>
    <meta:editing-cycles>11</meta:editing-cycles>
    <meta:editing-duration>PT1H2M52S</meta:editing-duration>
    <meta:document-statistic meta:table-count="1" meta:image-count="0" meta:object-count="0" meta:page-count="1" meta:paragraph-count="26" meta:word-count="108" meta:character-count="595" meta:non-whitespace-character-count="488"/>
    <meta:user-defined meta:name="Info 1"/>
    <meta:user-defined meta:name="Info 2"/>
    <meta:user-defined meta:name="Info 3"/>
    <meta:user-defined meta:name="Info 4"/>
  </office:meta>
</office:document-meta>
</file>